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0600000906B2306B933A3338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shadow="visible" draw:shadow-offset-x="0.529cm" draw:shadow-offset-y="0.529cm" loext:shadow-blur="0.353cm" loext:glow-radius="0.706cm" loext:glow-color="#ffff00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8.999cm" svg:x="0cm" svg:y="0.001cm">
          <draw:image xlink:href="Pictures/100000010000090600000906B2306B933A3338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6T12:34:12.404878141</meta:creation-date>
    <dc:date>2024-01-26T18:43:22.395372317</dc:date>
    <meta:editing-duration>PT4M44S</meta:editing-duration>
    <meta:editing-cycles>2</meta:editing-cycles>
    <meta:generator>LibreOffice/7.3.7.2$Linux_X86_64 LibreOffice_project/30$Build-2</meta:generator>
    <meta:document-statistic meta:object-count="1"/>
  </office:meta>
</office:document-meta>
</file>